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578" officeooo:paragraph-rsid="000b9093"/>
    </style:style>
    <style:style style:name="P2" style:family="paragraph" style:parent-style-name="Standard">
      <style:text-properties officeooo:rsid="000b9093" officeooo:paragraph-rsid="000b9093"/>
    </style:style>
    <style:style style:name="P3" style:family="paragraph" style:parent-style-name="Standard">
      <style:text-properties officeooo:rsid="000b9093" officeooo:paragraph-rsid="000ef0d6"/>
    </style:style>
    <style:style style:name="P4" style:family="paragraph" style:parent-style-name="Standard">
      <style:text-properties officeooo:rsid="000d0020" officeooo:paragraph-rsid="000d0020"/>
    </style:style>
    <style:style style:name="P5" style:family="paragraph" style:parent-style-name="Standard">
      <style:text-properties officeooo:rsid="000d0020" officeooo:paragraph-rsid="0021a87d"/>
    </style:style>
    <style:style style:name="P6" style:family="paragraph" style:parent-style-name="Standard">
      <style:text-properties officeooo:rsid="000d0020" officeooo:paragraph-rsid="002454ff"/>
    </style:style>
    <style:style style:name="P7" style:family="paragraph" style:parent-style-name="Standard">
      <style:text-properties officeooo:rsid="000ef0d6" officeooo:paragraph-rsid="000ef0d6"/>
    </style:style>
    <style:style style:name="P8" style:family="paragraph" style:parent-style-name="Standard">
      <style:text-properties officeooo:rsid="000ef0d6" officeooo:paragraph-rsid="001f8884"/>
    </style:style>
    <style:style style:name="P9" style:family="paragraph" style:parent-style-name="Standard">
      <style:text-properties officeooo:rsid="000ef0d6" officeooo:paragraph-rsid="0025953a"/>
    </style:style>
    <style:style style:name="P10" style:family="paragraph" style:parent-style-name="Standard">
      <style:text-properties officeooo:rsid="00137eea" officeooo:paragraph-rsid="00137eea"/>
    </style:style>
    <style:style style:name="P11" style:family="paragraph" style:parent-style-name="Standard">
      <style:text-properties officeooo:rsid="00183461" officeooo:paragraph-rsid="00183461"/>
    </style:style>
    <style:style style:name="P12" style:family="paragraph" style:parent-style-name="Standard">
      <style:text-properties officeooo:rsid="001b2b5f" officeooo:paragraph-rsid="001b2b5f"/>
    </style:style>
    <style:style style:name="P13" style:family="paragraph" style:parent-style-name="Standard">
      <style:text-properties officeooo:rsid="001c4c40" officeooo:paragraph-rsid="001c4c40"/>
    </style:style>
    <style:style style:name="P14" style:family="paragraph" style:parent-style-name="Standard">
      <style:text-properties officeooo:rsid="001c6133" officeooo:paragraph-rsid="001c6133"/>
    </style:style>
    <style:style style:name="P15" style:family="paragraph" style:parent-style-name="Standard">
      <style:text-properties officeooo:rsid="0028307f" officeooo:paragraph-rsid="0028307f"/>
    </style:style>
    <style:style style:name="P16" style:family="paragraph" style:parent-style-name="Standard">
      <style:text-properties officeooo:rsid="0028601a" officeooo:paragraph-rsid="0028601a"/>
    </style:style>
    <style:style style:name="P17" style:family="paragraph" style:parent-style-name="Standard">
      <style:text-properties officeooo:rsid="0029e612" officeooo:paragraph-rsid="0029e612"/>
    </style:style>
    <style:style style:name="P18" style:family="paragraph" style:parent-style-name="Standard">
      <style:text-properties officeooo:rsid="002a0f7d" officeooo:paragraph-rsid="002a0f7d"/>
    </style:style>
    <style:style style:name="P19" style:family="paragraph" style:parent-style-name="Standard">
      <style:text-properties officeooo:rsid="002c9a5e" officeooo:paragraph-rsid="002c9a5e"/>
    </style:style>
    <style:style style:name="P20" style:family="paragraph" style:parent-style-name="Standard">
      <style:text-properties officeooo:rsid="002e6845" officeooo:paragraph-rsid="002e6845"/>
    </style:style>
    <style:style style:name="P21" style:family="paragraph" style:parent-style-name="Standard">
      <style:text-properties officeooo:rsid="0031f390" officeooo:paragraph-rsid="0031f390"/>
    </style:style>
    <style:style style:name="T1" style:family="text">
      <style:text-properties officeooo:rsid="000b9093"/>
    </style:style>
    <style:style style:name="T2" style:family="text">
      <style:text-properties officeooo:rsid="000ef0d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4c4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02bd" style:font-style-asian="normal" style:font-style-complex="normal"/>
    </style:style>
    <style:style style:name="T7" style:family="text">
      <style:text-properties fo:font-style="normal" officeooo:rsid="00183461" style:font-style-asian="normal" style:font-style-complex="normal"/>
    </style:style>
    <style:style style:name="T8" style:family="text">
      <style:text-properties fo:font-style="normal" officeooo:rsid="001c4c40" style:font-style-asian="normal" style:font-style-complex="normal"/>
    </style:style>
    <style:style style:name="T9" style:family="text">
      <style:text-properties fo:font-style="normal" officeooo:rsid="001c6133" style:font-style-asian="normal" style:font-style-complex="normal"/>
    </style:style>
    <style:style style:name="T10" style:family="text">
      <style:text-properties fo:font-style="normal" officeooo:rsid="001d46cc" style:font-style-asian="normal" style:font-style-complex="normal"/>
    </style:style>
    <style:style style:name="T11" style:family="text">
      <style:text-properties fo:font-style="normal" officeooo:rsid="00267186" style:font-style-asian="normal" style:font-style-complex="normal"/>
    </style:style>
    <style:style style:name="T12" style:family="text">
      <style:text-properties fo:font-style="normal" officeooo:rsid="00278c0b" style:font-style-asian="normal" style:font-style-complex="normal"/>
    </style:style>
    <style:style style:name="T13" style:family="text">
      <style:text-properties fo:font-style="normal" officeooo:rsid="0028307f" style:font-style-asian="normal" style:font-style-complex="normal"/>
    </style:style>
    <style:style style:name="T14" style:family="text">
      <style:text-properties fo:font-style="normal" officeooo:rsid="0028601a" style:font-style-asian="normal" style:font-style-complex="normal"/>
    </style:style>
    <style:style style:name="T15" style:family="text">
      <style:text-properties fo:font-style="normal" officeooo:rsid="002a0f7d" style:font-style-asian="normal" style:font-style-complex="normal"/>
    </style:style>
    <style:style style:name="T16" style:family="text">
      <style:text-properties fo:font-style="normal" officeooo:rsid="002c9a5e" style:font-style-asian="normal" style:font-style-complex="normal"/>
    </style:style>
    <style:style style:name="T17" style:family="text">
      <style:text-properties fo:font-style="normal" officeooo:rsid="002e6845" style:font-style-asian="normal" style:font-style-complex="normal"/>
    </style:style>
    <style:style style:name="T18" style:family="text">
      <style:text-properties fo:font-style="normal" officeooo:rsid="00301b41" style:font-style-asian="normal" style:font-style-complex="normal"/>
    </style:style>
    <style:style style:name="T19" style:family="text">
      <style:text-properties officeooo:rsid="0010621e"/>
    </style:style>
    <style:style style:name="T20" style:family="text">
      <style:text-properties officeooo:rsid="0011409c"/>
    </style:style>
    <style:style style:name="T21" style:family="text">
      <style:text-properties officeooo:rsid="001502bd"/>
    </style:style>
    <style:style style:name="T22" style:family="text">
      <style:text-properties officeooo:rsid="0015b28a"/>
    </style:style>
    <style:style style:name="T23" style:family="text">
      <style:text-properties officeooo:rsid="00167f55"/>
    </style:style>
    <style:style style:name="T24" style:family="text">
      <style:text-properties officeooo:rsid="0018340d"/>
    </style:style>
    <style:style style:name="T25" style:family="text">
      <style:text-properties officeooo:rsid="0021a87d"/>
    </style:style>
    <style:style style:name="T26" style:family="text">
      <style:text-properties officeooo:rsid="00239d26"/>
    </style:style>
    <style:style style:name="T27" style:family="text">
      <style:text-properties officeooo:rsid="002671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gem: A classe foi criada para criar o personagem principal do jogo. Ela possui um <text:span text:style-name="T1">9 atributos, sendo:</text:span></text:p>
      <text:p text:style-name="P1"><text:span text:style-name="T1">1</text:span> string <text:span text:style-name="T1">para o name; 4</text:span> inteiros <text:span text:style-name="T1">para </text:span>life, defense, attack, stamina; <text:span text:style-name="T1">3 atributos(objetos) de classes próprias Inventario, Armadura e Arma; 1 vector de classe própria Habilidade;</text:span></text:p>
      <text:p text:style-name="P2"/>
      <text:p text:style-name="P11">Na classe Personagem, há 2 construtores:</text:p>
      <text:p text:style-name="P11">-Personagem(std::string), que constrói os atributos name com a string recebida e life, defense, attack e stamina em 100, 20, 20 e 100, respectivamente, por default.</text:p>
      <text:p text:style-name="P11">-Personagem(std::string, int, int, int, int), que constrói os atributos name, life, defense, attack e stamina com os atributos recebidos. </text:p>
      <text:p text:style-name="P11"/>
      <text:p text:style-name="P12">Os objetos Inventario, Arma, Armadura e std::vector&lt;Habilidade&gt; são sempre criados/inicializados com os construtores default (sem parametros).</text:p>
      <text:p text:style-name="P11"/>
      <text:p text:style-name="P4"><text:span text:style-name="T20">Na classe Personagem, há</text:span> 1<text:span text:style-name="T19">5</text:span> funções do tipo get (getters), sendo:</text:p>
      <text:p text:style-name="P4"/>
      <text:p text:style-name="P4">* <text:span text:style-name="T22">5</text:span> getters diretos, que retornam <text:span text:style-name="T22">os</text:span> atributos <text:span text:style-name="T23">de mesmo nome</text:span>:</text:p>
      <text:p text:style-name="P4">- get_life(), get_defense(), get_attack(), get_stamina() - <text:span text:style-name="T25">retornam um inteiro;</text:span></text:p>
      <text:p text:style-name="P4">- <text:span text:style-name="T24">get_name() - retornam uma string;</text:span></text:p>
      <text:p text:style-name="P4"/>
      <text:p text:style-name="P4">*<text:span text:style-name="T2">4</text:span> getters relacionados aos atributos do objeto Armadura:</text:p>
      <text:p text:style-name="P5">-get_armor_defense(), get_armor_id<text:span text:style-name="T2">(), get_armor_price() - retornam um inteiro;</text:span></text:p>
      <text:p text:style-name="P5">-<text:span text:style-name="T26">g</text:span>et_armor_name() - <text:span text:style-name="T25">retorna uma string;</text:span></text:p>
      <text:p text:style-name="P4"/>
      <text:p text:style-name="P4">*<text:span text:style-name="T2">4 getters relacionados aos atributos do objeto Arma:</text:span></text:p>
      <text:p text:style-name="P6"><text:span text:style-name="T2">-get_weapon_attack(), get_weapon_id(), get_weapon_price() - retornam um inteiro;</text:span></text:p>
      <text:p text:style-name="P6">-<text:span text:style-name="T2">get_weapon_name() - retorna uma string;</text:span></text:p>
      <text:p text:style-name="P6"/>
      <text:p text:style-name="P7">*<text:span text:style-name="T21">3</text:span> getter<text:span text:style-name="T21">s</text:span> relacionado<text:span text:style-name="T21">s</text:span> aos atributos <text:span text:style-name="T19">do</text:span> objeto Inventario:</text:p>
      <text:p text:style-name="P8">-<text:span text:style-name="T27">get_gold() - retorna um inteiro; </text:span></text:p>
      <text:p text:style-name="P8"><text:span text:style-name="T19">-get_inventory_armor() - retorna um vector do tipo Armadura; </text:span></text:p>
      <text:p text:style-name="P8"><text:span text:style-name="T19">-get_inventory_weapon() - retorna um vector do tipo Arma;</text:span></text:p>
      <text:p text:style-name="P7"/>
      <text:p text:style-name="P7">*<text:span text:style-name="T19">2 getters relacionados aos atributos do vector do objeto Habilidade:</text:span></text:p>
      <text:p text:style-name="P9">-<text:span text:style-name="T19">get_nskill() - retorna um inteiro;</text:span></text:p>
      <text:p text:style-name="P9"><text:span text:style-name="T19">-get_skill(int) – retorna uma Habilidade;</text:span></text:p>
      <text:p text:style-name="P7"><text:span text:style-name="T5"/></text:p>
      <text:p text:style-name="P10"><text:span text:style-name="T5">Na classe Personagem há </text:span><text:span text:style-name="T7">5</text:span><text:span text:style-name="T5"> funções do tipo set (setters –</text:span><text:span text:style-name="T12"> tipo void</text:span><text:span text:style-name="T5">), sendo:</text:span></text:p>
      <text:p text:style-name="P10"><text:span text:style-name="T5"/></text:p>
      <text:p text:style-name="P10"><text:span text:style-name="T5">*</text:span><text:span text:style-name="T7">4</text:span><text:span text:style-name="T5"> setters diretos, que recebem um </text:span><text:span text:style-name="T3">inteiro</text:span><text:span text:style-name="T5"> e mudam atributos do Personagem:</text:span></text:p>
      <text:p text:style-name="P10"><text:span text:style-name="T5">-set_life(int), set_defense(int), set_attack(int), set_stamina(int);</text:span></text:p>
      <text:p text:style-name="P10"><text:span text:style-name="T5">Observações: </text:span></text:p>
      <text:p text:style-name="P10"><text:span text:style-name="T8">As funções acima</text:span><text:span text:style-name="T5"> recebem </text:span><text:span text:style-name="T10">um</text:span><text:span text:style-name="T5"> </text:span><text:span text:style-name="T10">parâmetro </text:span><text:span text:style-name="T3">inteiro </text:span><text:span text:style-name="T4">positivo</text:span><text:span text:style-name="T5">. Em caso de parâmetro negativo, elas modificam os atributos </text:span><text:span text:style-name="T8">correspondentes </text:span><text:span text:style-name="T5">para 0 e </text:span><text:span text:style-name="T6">imprimem uma mensagem de erro.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>*</text:span><text:span text:style-name="T7">1 setter relacionado ao atributo gold do atributo Inventario:</text:span></text:p>
      <text:p text:style-name="P10"><text:span text:style-name="T7">-set_gold(int);</text:span></text:p>
      <text:p text:style-name="P13"><text:span text:style-name="T7">O</text:span><text:span text:style-name="T5">bservações: </text:span></text:p>
      <text:p text:style-name="P13"><text:span text:style-name="T9">A função acima </text:span><text:span text:style-name="T5">recebe </text:span><text:span text:style-name="T9">um </text:span><text:span text:style-name="T5">parâmetro inteiro positivo. Em caso de parâmetro negativo, ela modifica o atributo gold para 0 e imprime uma mensagem de erro.</text:span></text:p>
      <text:p text:style-name="P13"><text:span text:style-name="T5"/></text:p>
      <text:p text:style-name="P14"><text:span text:style-name="T5">Na classe Personagem, há </text:span><text:span text:style-name="T13">5</text:span><text:span text:style-name="T11"> métodos para </text:span><text:span text:style-name="T13">impressão de objetos (display - tipo void):</text:span></text:p>
      <text:p text:style-name="P15"><text:span text:style-name="T11"/></text:p>
      <text:p text:style-name="P16"><text:span text:style-name="T11">d</text:span><text:span text:style-name="T5">isplay_inventory() - imprime atributos do Inventario;</text:span></text:p>
      <text:p text:style-name="P15"><text:span text:style-name="T11">d</text:span><text:span text:style-name="T5">isplay_armor() - </text:span><text:span text:style-name="T14">imprime atributos da armadura atual do Personagem;</text:span></text:p>
      <text:p text:style-name="P16"><text:span text:style-name="T5">display_weapon() - imprime atributos da arma atual do Personagem;</text:span></text:p>
      <text:p text:style-name="P16"><text:span text:style-name="T5">display_skill() - imprime as habilidades do Personagem;</text:span></text:p>
      <text:p text:style-name="P17"><text:span text:style-name="T5">display_stats() - imprime os atributos name, life, defense, attack e stamina do Personagem;</text:span></text:p>
      <text:p text:style-name="P13"><text:span text:style-name="T5"/></text:p>
      <text:p text:style-name="P17"><text:span text:style-name="T5">Na classe Personagem, há métodos de </text:span><text:span text:style-name="T15">acesso/</text:span><text:span text:style-name="T5">adição/</text:span><text:span text:style-name="T15">remoção</text:span><text:span text:style-name="T5"> de itens no Inventario e no vector de Habilidades </text:span><text:span text:style-name="T15">(void)</text:span><text:span text:style-name="T5">:</text:span></text:p>
      <text:p text:style-name="P17"><text:span text:style-name="T5"/></text:p>
      <text:p text:style-name="P18"><text:span text:style-name="T5">add_skill(Habilidade</text:span><text:span text:style-name="T16">)</text:span><text:span text:style-name="T5"> - <text:s/></text:span><text:span text:style-name="T16">adiciona uma habilidade ao vector de Habilidade;</text:span></text:p>
      <text:p text:style-name="P19"><text:span text:style-name="T5">remove_skill(int </text:span><text:span text:style-name="T17">y</text:span><text:span text:style-name="T5">) – remove a habilidade </text:span><text:span text:style-name="T18">na </text:span><text:span text:style-name="T17">posicao </text:span><text:span text:style-name="T18">y</text:span><text:span text:style-name="T5"> do vetor de Habilidades;</text:span></text:p>
      <text:p text:style-name="P19"><text:span text:style-name="T5">add_armor(Armadura) – adiciona uma armadura ao Inventario;</text:span></text:p>
      <text:p text:style-name="P19"><text:span text:style-name="T5">add_weapon(Arma) – adiciona uma arma ao Inventario;</text:span></text:p>
      <text:p text:style-name="P20"><text:span text:style-name="T5">remove_armor(int id) – remove a armadura de atributo id igual ao parametro id;</text:span></text:p>
      <text:p text:style-name="P21"><text:span text:style-name="T5">remove_weapon(int id) – remove a arma de atributo id igual ao parametro id;</text:span></text:p>
      <text:p text:style-name="P19"><text:span text:style-name="T5"/></text:p>
      <text:p text:style-name="P17"><text:span text:style-name="T5"/></text:p>
      <text:p text:style-name="P10"><text:span text:style-name="T6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4:32:51.278118107</meta:creation-date>
    <dc:date>2019-06-10T16:19:20.313266950</dc:date>
    <meta:editing-duration>PT53M23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461" meta:character-count="3300" meta:non-whitespace-character-count="2871"/>
  </office:meta>
</office:document-meta>
</file>